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af27" officeooo:paragraph-rsid="001faf27" style:font-weight-asian="bold" style:font-weight-complex="bold"/>
    </style:style>
    <style:style style:name="P3" style:family="paragraph" style:parent-style-name="Standard">
      <style:text-properties fo:font-weight="bold" officeooo:rsid="001aab00" officeooo:paragraph-rsid="001aab00" style:font-weight-asian="bold" style:font-weight-complex="bold"/>
    </style:style>
    <style:style style:name="P4" style:family="paragraph" style:parent-style-name="Standard">
      <style:text-properties fo:font-weight="bold" officeooo:rsid="001d8a40" officeooo:paragraph-rsid="001d8a40" style:font-weight-asian="bold" style:font-weight-complex="bold"/>
    </style:style>
    <style:style style:name="P5" style:family="paragraph" style:parent-style-name="Standard">
      <style:text-properties fo:font-weight="bold" officeooo:rsid="001f04bd" officeooo:paragraph-rsid="001f04bd" style:font-weight-asian="bold" style:font-weight-complex="bold"/>
    </style:style>
    <style:style style:name="P6" style:family="paragraph" style:parent-style-name="Standard">
      <style:text-properties fo:font-weight="bold" officeooo:rsid="002675fd" officeooo:paragraph-rsid="002675fd" style:font-weight-asian="bold" style:font-weight-complex="bold"/>
    </style:style>
    <style:style style:name="P7" style:family="paragraph" style:parent-style-name="Standard">
      <style:text-properties fo:font-weight="bold" officeooo:rsid="0017369c" officeooo:paragraph-rsid="0017369c" style:font-weight-asian="bold" style:font-weight-complex="bold"/>
    </style:style>
    <style:style style:name="P8" style:family="paragraph" style:parent-style-name="Standard">
      <style:text-properties fo:font-weight="bold" officeooo:rsid="00208a9a" officeooo:paragraph-rsid="001aab00" style:font-weight-asian="bold" style:font-weight-complex="bold"/>
    </style:style>
    <style:style style:name="P9" style:family="paragraph" style:parent-style-name="Standard">
      <style:text-properties fo:font-weight="bold" officeooo:rsid="003028b2" officeooo:paragraph-rsid="003028b2" style:font-weight-asian="bold" style:font-weight-complex="bold"/>
    </style:style>
    <style:style style:name="P10" style:family="paragraph" style:parent-style-name="Standard">
      <style:text-properties fo:font-weight="bold" officeooo:rsid="0035542c" officeooo:paragraph-rsid="0035542c" style:font-weight-asian="bold" style:font-weight-complex="bold"/>
    </style:style>
    <style:style style:name="P11" style:family="paragraph" style:parent-style-name="Standard">
      <style:text-properties fo:font-weight="bold" officeooo:rsid="002bfbf5" officeooo:paragraph-rsid="002bfbf5" style:font-weight-asian="bold" style:font-weight-complex="bold"/>
    </style:style>
    <style:style style:name="P12" style:family="paragraph" style:parent-style-name="Standard">
      <style:text-properties fo:font-weight="bold" officeooo:rsid="0036b1b6" officeooo:paragraph-rsid="0036b1b6" style:font-weight-asian="bold" style:font-weight-complex="bold"/>
    </style:style>
    <style:style style:name="P13" style:family="paragraph" style:parent-style-name="Standard">
      <style:text-properties fo:font-weight="bold" officeooo:rsid="0039dbd3" officeooo:paragraph-rsid="0039dbd3" style:font-weight-asian="bold" style:font-weight-complex="bold"/>
    </style:style>
    <style:style style:name="P14" style:family="paragraph" style:parent-style-name="Standard">
      <style:text-properties fo:font-weight="bold" officeooo:rsid="003b4340" officeooo:paragraph-rsid="003b4340" style:font-weight-asian="bold" style:font-weight-complex="bold"/>
    </style:style>
    <style:style style:name="P15" style:family="paragraph" style:parent-style-name="Standard">
      <style:text-properties fo:font-weight="bold" officeooo:rsid="003ba6e9" officeooo:paragraph-rsid="003ba6e9" style:font-weight-asian="bold" style:font-weight-complex="bold"/>
    </style:style>
    <style:style style:name="P16" style:family="paragraph" style:parent-style-name="Standard">
      <style:text-properties fo:font-weight="bold" officeooo:rsid="004312de" officeooo:paragraph-rsid="004312de" style:font-weight-asian="bold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officeooo:rsid="002bfbf5" officeooo:paragraph-rsid="002bfbf5"/>
    </style:style>
    <style:style style:name="P19" style:family="paragraph" style:parent-style-name="Standard">
      <style:text-properties officeooo:rsid="0029de9b" officeooo:paragraph-rsid="0029de9b"/>
    </style:style>
    <style:style style:name="P20" style:family="paragraph" style:parent-style-name="Standard">
      <style:paragraph-properties fo:break-before="page"/>
      <style:text-properties fo:font-weight="bold" officeooo:rsid="0017369c" officeooo:paragraph-rsid="0017369c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/>
    </style:style>
    <style:style style:name="P22" style:family="paragraph" style:parent-style-name="Standard">
      <style:paragraph-properties fo:margin-top="0cm" fo:margin-bottom="0cm" style:contextual-spacing="false"/>
      <style:text-properties officeooo:paragraph-rsid="00321f5f"/>
    </style:style>
    <style:style style:name="P23" style:family="paragraph" style:parent-style-name="Standard" style:list-style-name="L1">
      <style:text-properties officeooo:rsid="0018329d" officeooo:paragraph-rsid="0018329d"/>
    </style:style>
    <style:style style:name="P24" style:family="paragraph" style:parent-style-name="Standard" style:list-style-name="L1">
      <style:text-properties officeooo:rsid="0018329d" officeooo:paragraph-rsid="003f56dd"/>
    </style:style>
    <style:style style:name="P25" style:family="paragraph" style:parent-style-name="Standard" style:list-style-name="L1">
      <style:text-properties officeooo:rsid="002dc166" officeooo:paragraph-rsid="002dc166"/>
    </style:style>
    <style:style style:name="P26" style:family="paragraph" style:parent-style-name="Standard" style:list-style-name="L1">
      <style:text-properties officeooo:rsid="002e9792" officeooo:paragraph-rsid="002e9792"/>
    </style:style>
    <style:style style:name="P27" style:family="paragraph" style:parent-style-name="Standard" style:list-style-name="L1">
      <style:text-properties officeooo:rsid="0029de9b" officeooo:paragraph-rsid="0029de9b"/>
    </style:style>
    <style:style style:name="P28" style:family="paragraph" style:parent-style-name="Standard" style:list-style-name="L2">
      <style:text-properties officeooo:rsid="0029de9b" officeooo:paragraph-rsid="004269b0"/>
    </style:style>
    <style:style style:name="P29" style:family="paragraph" style:parent-style-name="Standard" style:list-style-name="L3">
      <style:text-properties officeooo:rsid="001aab00" officeooo:paragraph-rsid="001aab00"/>
    </style:style>
    <style:style style:name="P30" style:family="paragraph" style:parent-style-name="Standard" style:list-style-name="L4">
      <style:text-properties officeooo:rsid="001aab00" officeooo:paragraph-rsid="001aab00"/>
    </style:style>
    <style:style style:name="P31" style:family="paragraph" style:parent-style-name="Standard" style:list-style-name="L5">
      <style:text-properties officeooo:rsid="001aab00" officeooo:paragraph-rsid="001aab00"/>
    </style:style>
    <style:style style:name="P32" style:family="paragraph" style:parent-style-name="Standard" style:list-style-name="L6">
      <style:text-properties officeooo:rsid="001c73e8" officeooo:paragraph-rsid="001c73e8"/>
    </style:style>
    <style:style style:name="P33" style:family="paragraph" style:parent-style-name="Standard" style:list-style-name="L7">
      <style:text-properties officeooo:rsid="001d8a40" officeooo:paragraph-rsid="001d8a40"/>
    </style:style>
    <style:style style:name="P34" style:family="paragraph" style:parent-style-name="Standard" style:list-style-name="L8">
      <style:text-properties officeooo:rsid="001f04bd" officeooo:paragraph-rsid="001f04bd"/>
    </style:style>
    <style:style style:name="P35" style:family="paragraph" style:parent-style-name="Standard" style:list-style-name="L9">
      <style:text-properties officeooo:rsid="001f04bd" officeooo:paragraph-rsid="001f04bd"/>
    </style:style>
    <style:style style:name="P36" style:family="paragraph" style:parent-style-name="Standard" style:list-style-name="L10">
      <style:text-properties fo:font-weight="normal" officeooo:rsid="0023dc84" officeooo:paragraph-rsid="0023dc84" style:font-weight-asian="normal" style:font-weight-complex="normal"/>
    </style:style>
    <style:style style:name="P37" style:family="paragraph" style:parent-style-name="Standard" style:list-style-name="L10">
      <style:text-properties fo:font-weight="normal" officeooo:rsid="00206ef3" officeooo:paragraph-rsid="0023dc84" style:font-weight-asian="normal" style:font-weight-complex="normal"/>
    </style:style>
    <style:style style:name="P38" style:family="paragraph" style:parent-style-name="Standard" style:list-style-name="L10">
      <style:text-properties fo:font-weight="normal" officeooo:rsid="0025d4a7" officeooo:paragraph-rsid="0025d4a7" style:font-weight-asian="normal" style:font-weight-complex="normal"/>
    </style:style>
    <style:style style:name="P39" style:family="paragraph" style:parent-style-name="Standard" style:list-style-name="L10">
      <style:text-properties fo:font-weight="normal" officeooo:rsid="002675fd" officeooo:paragraph-rsid="002675fd" style:font-weight-asian="normal" style:font-weight-complex="normal"/>
    </style:style>
    <style:style style:name="P40" style:family="paragraph" style:parent-style-name="Standard" style:list-style-name="L10">
      <style:text-properties fo:font-weight="normal" officeooo:rsid="001d8a40" officeooo:paragraph-rsid="002675fd" style:font-weight-asian="normal" style:font-weight-complex="normal"/>
    </style:style>
    <style:style style:name="P41" style:family="paragraph" style:parent-style-name="Standard">
      <style:text-properties fo:font-weight="bold" officeooo:rsid="0046368f" officeooo:paragraph-rsid="0046368f" style:font-weight-asian="bold" style:font-weight-complex="bold"/>
    </style:style>
    <style:style style:name="P42" style:family="paragraph" style:parent-style-name="Standard" style:master-page-name="Standard">
      <style:paragraph-properties style:page-number="auto"/>
      <style:text-properties fo:font-weight="bold" officeooo:rsid="00478b0e" officeooo:paragraph-rsid="00478b0e" style:font-weight-asian="bold" style:font-weight-complex="bold"/>
    </style:style>
    <style:style style:name="P43" style:family="paragraph" style:parent-style-name="List_20_Paragraph" style:list-style-name="WWNum1"/>
    <style:style style:name="P44" style:family="paragraph" style:parent-style-name="List_20_Paragraph" style:list-style-name="WWNum3"/>
    <style:style style:name="P45" style:family="paragraph" style:parent-style-name="List_20_Paragraph" style:list-style-name="WWNum3">
      <style:text-properties officeooo:rsid="003b223c" officeooo:paragraph-rsid="003b223c"/>
    </style:style>
    <style:style style:name="P46" style:family="paragraph" style:parent-style-name="List_20_Paragraph" style:list-style-name="WWNum4"/>
    <style:style style:name="T1" style:family="text">
      <style:text-properties fo:language="en" fo:country="US"/>
    </style:style>
    <style:style style:name="T2" style:family="text">
      <style:text-properties officeooo:rsid="001cd9bb"/>
    </style:style>
    <style:style style:name="T3" style:family="text">
      <style:text-properties officeooo:rsid="002b60bf"/>
    </style:style>
    <style:style style:name="T4" style:family="text">
      <style:text-properties style:text-position="33% 80%"/>
    </style:style>
    <style:style style:name="T5" style:family="text">
      <style:text-properties officeooo:rsid="0033c7db"/>
    </style:style>
    <style:style style:name="T6" style:family="text">
      <style:text-properties officeooo:rsid="00368c7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a1abf"/>
    </style:style>
    <style:style style:name="T9" style:family="text">
      <style:text-properties officeooo:rsid="003d3f3e"/>
    </style:style>
    <style:style style:name="T10" style:family="text">
      <style:text-properties officeooo:rsid="003d6a7c"/>
    </style:style>
    <style:style style:name="T11" style:family="text">
      <style:text-properties officeooo:rsid="0044eb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102. Избранное и сравнение</text:p>
      <text:p text:style-name="P41"/>
      <text:p text:style-name="P41">101. Добавить для риелторов функционал оповещения появления новых, выбранных через фильтр, объектов</text:p>
      <text:p text:style-name="P16"/>
      <text:p text:style-name="P16">100. Сохранение в куки введенных данных в форму</text:p>
      <text:p text:style-name="P1"/>
      <text:p text:style-name="P1">1. 2. Дизайн сайта. Нарисовать логотип.</text:p>
      <text:list xml:id="list7521378643949746223" text:style-name="WWNum1">
        <text:list-item>
          <text:p text:style-name="P43">Дизайн - доверия</text:p>
        </text:list-item>
        <text:list-item>
          <text:p text:style-name="P43">контактные данные</text:p>
        </text:list-item>
        <text:list-item>
          <text:p text:style-name="P43">телефоны, емейлы</text:p>
        </text:list-item>
        <text:list-item>
          <text:p text:style-name="P43">грамотной структуры</text:p>
        </text:list-item>
        <text:list-item>
          <text:p text:style-name="P43">онлайн консультант</text:p>
        </text:list-item>
        <text:list-item>
          <text:p text:style-name="P43">логотипы безопасности</text:p>
        </text:list-item>
        <text:list-item>
          <text:p text:style-name="P43">значки логотипов платежных систем</text:p>
        </text:list-item>
        <text:list-item>
          <text:p text:style-name="P43">подсказки!</text:p>
        </text:list-item>
        <text:list-item>
          <text:p text:style-name="P43">Нужно добавить возможность добавить видео, но на ютуб. <text:a xlink:type="simple" xlink:href="https://support.google.com/youtube/answer/57741?hl=ru">https://support.google.com/youtube/answer/57741?hl=ru</text:a> сделать примерно как в вк</text:p>
        </text:list-item>
        <text:list-item>
          <text:p text:style-name="P43">Слишком пестрых цветов не надо, только нежные, не раздражающие</text:p>
        </text:list-item>
        <text:list-item>
          <text:p text:style-name="P43">Главную картинку надо изменить, поменять цвета на более нежные, не раздражающие</text:p>
        </text:list-item>
        <text:list-item>
          <text:p text:style-name="P43">Поменять логотип, нарисовать там избушку на курьих ножках, стрелочки и маленький замок</text:p>
        </text:list-item>
      </text:list>
      <text:p text:style-name="P1">3. Доменное имя.</text:p>
      <text:p text:style-name="Standard"><text:tab/>besthouseswap.ru</text:p>
      <text:p text:style-name="P1">4. База данных.</text:p>
      <text:p text:style-name="Standard"><text:tab/>* <text:span text:style-name="T9">В процессе</text:span></text:p>
      <text:p text:style-name="P1">5. php-скрипты.</text:p>
      <text:p text:style-name="Standard"><text:tab/>* <text:span text:style-name="T10">В процессе.</text:span></text:p>
      <text:p text:style-name="P1">6. купить хостинг и домен.</text:p>
      <text:p text:style-name="Standard"><text:tab/>Джино</text:p>
      <text:p text:style-name="P1">7. регистрация на сайте.</text:p>
      <text:p text:style-name="Standard"><text:tab/><text:span text:style-name="T5">Как у джино можно сделать.</text:span></text:p>
      <text:p text:style-name="Standard"><text:tab/>*разберусь и сделаю</text:p>
      <text:p text:style-name="P1">8. прикрутить платежную систему.</text:p>
      <text:p text:style-name="Standard"><text:tab/>* Разбираюсь</text:p>
      <text:p text:style-name="P1">9. на будущее, но сразу оптимизировать сайт под мобильную версию.</text:p>
      <text:p text:style-name="P1">10. на будущее мобильное приложение.</text:p>
      <text:p text:style-name="P1"><text:soft-page-break/>11. sitemap.xml and robots.txt</text:p>
      <text:p text:style-name="Standard">sitemap будет обновляться раз в час, вполне достаточно.</text:p>
      <text:p text:style-name="P17">* <text:s/>должно обновляться при добавлении\редактировании объявления, при редактировании - если больше 20 раз редактируется в минуту не обновлять sitemap, хотя нет, слишком частое редактирование не покатит, раз в час можно формировать sitemap, а так если 50 пользователей начнут редактировать свои объявление и все они будут лезть к этому файлу, заключит сайт.</text:p>
      <text:p text:style-name="P1">12. Поделится!</text:p>
      <text:list xml:id="list3142136253472762179" text:style-name="WWNum3">
        <text:list-item>
          <text:p text:style-name="P44">возможность распечатать объявление</text:p>
        </text:list-item>
        <text:list-item>
          <text:p text:style-name="P44">сохранить в формате пдф</text:p>
        </text:list-item>
        <text:list-item>
          <text:p text:style-name="P44">а может и ворд</text:p>
        </text:list-item>
        <text:list-item>
          <text:p text:style-name="P44">а может и еще куда.</text:p>
        </text:list-item>
        <text:list-item>
          <text:p text:style-name="P44">поделится ВК</text:p>
        </text:list-item>
        <text:list-item>
          <text:p text:style-name="P44">поделится фейс бук</text:p>
        </text:list-item>
        <text:list-item>
          <text:p text:style-name="P44">поделится скайп и вибер</text:p>
        </text:list-item>
        <text:list-item>
          <text:p text:style-name="P45">дать скопировать ссылку</text:p>
        </text:list-item>
      </text:list>
      <text:p text:style-name="P1"><text:span text:style-name="T1">13</text:span>. Функциоал для спикулянтов?</text:p>
      <text:p text:style-name="P1">14. Премиум аккаунт.</text:p>
      <text:list xml:id="list4955649003137237020" text:style-name="WWNum4">
        <text:list-item>
          <text:p text:style-name="P46">Емайл оповещения если вдруг появится объявление подходящее клиенту.</text:p>
        </text:list-item>
        <text:list-item>
          <text:p text:style-name="P46">Вывод совпавших обьявлений в личном кабинете</text:p>
        </text:list-item>
        <text:list-item>
          <text:p text:style-name="P46">Выделение жирным шрифтом, более красивое оформление в списке обьявлении, вывод вверху всех.</text:p>
        </text:list-item>
      </text:list>
      <text:p text:style-name="Standard"><text:span text:style-name="T7">15. карта гугл а может яндекс, вывод фото улицы, а может даже дома с карт гугл.</text:span> Показ фото местных достопримичательностей из карт гугл. Может даже вывести инфу расстояния до школы, магазинов, больниц и т.п. с указанием маршрутов</text:p>
      <text:p text:style-name="Standard">Вывести информацию о погоде в этом городе по месяцам, гдето был сайт даже с видио, да можно просто видео с ютуба поискать этих городов.</text:p>
      <text:p text:style-name="Standard">Может еще численность населения вывести, количество театров, кинотеатров</text:p>
      <text:p text:style-name="Standard"/>
      <text:p text:style-name="P1">16. Брать <text:bookmark text:name="_GoBack"/><text:span text:style-name="T3">объявления</text:span> с других сайтов?</text:p>
      <text:p text:style-name="Standard"/>
      <text:p text:style-name="P11">17. Вход на сайт через ВК, Однокласники, Фейсбук?</text:p>
      <text:p text:style-name="P18"/>
      <text:p text:style-name="P10">18. Функция проверки стоимости квартиры?</text:p>
      <text:p text:style-name="P10">19. Функция поиска по карте предложений обмена?</text:p>
      <text:p text:style-name="P10">20. <text:span text:style-name="T6">Функция поиска предложений в новостройках?</text:span></text:p>
      <text:p text:style-name="P12">21. Новости? Статьи?</text:p>
      <text:p text:style-name="P13">22. Сделать как на гугл карте информацию о городе. <text:span text:style-name="T8">Скриншот в папке</text:span></text:p>
      <text:p text:style-name="P14">23. Добавить кнопки увиличения\уменьшения шрифта</text:p>
      <text:p text:style-name="P14"><text:soft-page-break/>24. Браузер как-то умеет запрашивать местоположение, это можно использовать.</text:p>
      <text:p text:style-name="P15">25. гербы регионов можно взять с сайта налоговой.</text:p>
      <text:p text:style-name="P20">Форма.</text:p>
      <text:p text:style-name="P2">ЧТО ХОЧУ ОБМЕНЯТЬ:</text:p>
      <text:p text:style-name="P7">Тип недвижимости:</text:p>
      <text:list xml:id="list952545158606072531" text:style-name="L1">
        <text:list-header>
          <text:p text:style-name="P23">Дом</text:p>
        </text:list-header>
        <text:list-item>
          <text:p text:style-name="P25">Коттедж</text:p>
          <text:p text:style-name="P24">Квартира</text:p>
        </text:list-item>
        <text:list-item>
          <text:p text:style-name="P26">Помещение</text:p>
        </text:list-item>
        <text:list-item>
          <text:p text:style-name="P26">Склад</text:p>
        </text:list-item>
        <text:list-item>
          <text:p text:style-name="P26">Офис</text:p>
          <text:p text:style-name="P25">Участок</text:p>
          <text:p text:style-name="P27">Другое</text:p>
        </text:list-item>
      </text:list>
      <text:p text:style-name="P21">Тип дома - Панельный</text:p>
      <text:p text:style-name="P21">Этаж - 2</text:p>
      <text:p text:style-name="P21">Этажность - 16</text:p>
      <text:p text:style-name="P21">Парковка - Наземная охраняемая</text:p>
      <text:p text:style-name="P21">Количество комнат - 2</text:p>
      <text:p text:style-name="P21">Общая площадь - 53,3 м<text:span text:style-name="T4">2</text:span></text:p>
      <text:p text:style-name="P21">Площадь комнат - 32,1 м<text:span text:style-name="T4">2</text:span></text:p>
      <text:p text:style-name="P21">Площадь кухни - 9,2 м<text:span text:style-name="T4">2</text:span></text:p>
      <text:p text:style-name="P21">Высота потолков - 2,7 м</text:p>
      <text:p text:style-name="P21">Окна - Во двор</text:p>
      <text:p text:style-name="P21">Санузел - Раздельный</text:p>
      <text:p text:style-name="P22">Балкон/лоджия - Есть</text:p>
      <text:p text:style-name="P21">Стоимость кв.м.- 196 998,12</text:p>
      <text:p text:style-name="P19"/>
      <text:list xml:id="list3261154166390391177" text:style-name="L2">
        <text:list-item>
          <text:p text:style-name="P28">Квартиры</text:p>
        </text:list-item>
        <text:list-item>
          <text:p text:style-name="P28">Комнаты </text:p>
        </text:list-item>
        <text:list-item>
          <text:p text:style-name="P28">Дом, дач<text:span text:style-name="T11">а</text:span>, коттедж</text:p>
        </text:list-item>
        <text:list-item>
          <text:p text:style-name="P28">Земельные участки </text:p>
        </text:list-item>
        <text:list-item>
          <text:p text:style-name="P28">Гаражи и машиноместа </text:p>
        </text:list-item>
        <text:list-item>
          <text:p text:style-name="P28">Коммерческая недвижимость </text:p>
        </text:list-item>
        <text:list-item>
          <text:p text:style-name="P28">Недвижимость за рубежом </text:p>
        </text:list-item>
      </text:list>
      <text:p text:style-name="P9">Площадь:</text:p>
      <text:p text:style-name="P8">Регион:</text:p>
      <text:list xml:id="list2233317147604630795" text:style-name="L3">
        <text:list-item>
          <text:p text:style-name="P29">Все регион<text:span text:style-name="T2">ы</text:span> России</text:p>
        </text:list-item>
      </text:list>
      <text:p text:style-name="P3">Город\Село\Поселок:</text:p>
      <text:list xml:id="list6854437912456927436" text:style-name="L4">
        <text:list-item>
          <text:p text:style-name="P30">Ввести текст</text:p>
        </text:list-item>
      </text:list>
      <text:p text:style-name="P3"><text:soft-page-break/>Улица</text:p>
      <text:list xml:id="list6215099363748481913" text:style-name="L5">
        <text:list-item>
          <text:p text:style-name="P31">Ввести текст</text:p>
        </text:list-item>
      </text:list>
      <text:p text:style-name="P3">Индекс:</text:p>
      <text:list xml:id="list3872783298475679625" text:style-name="L6">
        <text:list-item>
          <text:p text:style-name="P32">Ввести 6 цифр</text:p>
        </text:list-item>
      </text:list>
      <text:p text:style-name="P4">Дополнительная информация:</text:p>
      <text:list xml:id="list6401565551834236181" text:style-name="L7">
        <text:list-item>
          <text:p text:style-name="P33">Текст объемом до 1000 символов.</text:p>
        </text:list-item>
      </text:list>
      <text:p text:style-name="P5">Фото</text:p>
      <text:list xml:id="list4533310099937808382" text:style-name="L8">
        <text:list-item>
          <text:p text:style-name="P34">Возможность добавить 50 фоток.</text:p>
        </text:list-item>
      </text:list>
      <text:p text:style-name="P5">Видео</text:p>
      <text:list xml:id="list7402804901893608717" text:style-name="L9">
        <text:list-item>
          <text:p text:style-name="P35">Возможность добавить видео в виде ссылки на ютуб. Сколько штук?</text:p>
        </text:list-item>
      </text:list>
      <text:p text:style-name="P6">ЦЕНА</text:p>
      <text:p text:style-name="P2">НА ЧТО ХОЧУ ОБМЕНЯТЬ:</text:p>
      <text:list xml:id="list7948404673231939157" text:style-name="L10">
        <text:list-item>
          <text:p text:style-name="P36">Тип недвижимости</text:p>
        </text:list-item>
        <text:list-item>
          <text:p text:style-name="P37">В каком регионе</text:p>
        </text:list-item>
        <text:list-item>
          <text:p text:style-name="P38">Город\Поселок\Село</text:p>
        </text:list-item>
        <text:list-item>
          <text:p text:style-name="P39">Индекс</text:p>
        </text:list-item>
        <text:list-item>
          <text:p text:style-name="P39">Улица?</text:p>
        </text:list-item>
        <text:list-item>
          <text:p text:style-name="P39">ЦЕНА</text:p>
        </text:list-item>
        <text:list-item>
          <text:p text:style-name="P40">Дополнительная информац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тон Лихачев</meta:initial-creator>
    <meta:editing-cycles>47</meta:editing-cycles>
    <meta:creation-date>2016-02-24T19:56:00</meta:creation-date>
    <dc:date>2016-03-31T14:24:32.493702868</dc:date>
    <meta:editing-duration>PT4H46M25S</meta:editing-duration>
    <meta:generator>LibreOffice/4.2.8.2$Linux_X86_64 LibreOffice_project/420m0$Build-2</meta:generator>
    <meta:document-statistic meta:table-count="0" meta:image-count="0" meta:object-count="0" meta:page-count="5" meta:paragraph-count="116" meta:word-count="599" meta:character-count="3759" meta:non-whitespace-character-count="3315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